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Standard">
      <style:text-properties style:font-name="Calibri1" fo:font-size="9pt" style:font-size-asian="9pt" style:font-name-complex="Calibri2" style:font-size-complex="9pt"/>
    </style:style>
    <style:style style:name="P5" style:family="paragraph" style:parent-style-name="Standard">
      <style:text-properties style:font-name="Calibri1" fo:font-size="9pt" fo:language="en" fo:country="US"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style:font-name="Calibri1"/>
    </style:style>
    <style:style style:name="P15" style:family="paragraph" style:parent-style-name="List_20_Paragraph">
      <style:paragraph-properties fo:margin-left="0in" fo:margin-right="0in" fo:text-indent="0in" style:auto-text-indent="false"/>
      <style:text-properties style:font-name="Calibri1" fo:font-size="9pt" fo:language="en" fo:country="US"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officeooo:paragraph-rsid="001ac87a" style:font-size-asian="9pt"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1" fo:font-size="9pt" fo:language="en" fo:country="US" style:font-name-asian="Calibri2" style:font-size-asian="9pt" style:font-name-complex="Calibri2" style:font-size-complex="9pt"/>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Heading_20_1">
      <style:paragraph-properties fo:margin-left="1.6736in" fo:margin-right="0in" fo:text-indent="-1.6736in" style:auto-text-indent="false"/>
      <style:text-properties style:font-name="Calibri1" fo:font-size="9pt" fo:language="en" fo:country="US" style:font-size-asian="9pt" style:font-name-complex="Calibri2" style:font-size-complex="9pt"/>
    </style:style>
    <style:style style:name="P28" style:family="paragraph" style:parent-style-name="Position">
      <style:paragraph-properties fo:margin-left="1.8752in" fo:margin-right="0in" fo:text-indent="-0.1835in" style:auto-text-indent="false"/>
    </style:style>
    <style:style style:name="P29"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30" style:family="paragraph" style:parent-style-name="Position">
      <style:paragraph-properties fo:margin-left="1.6917in" fo:margin-right="0in" fo:text-indent="0in" style:auto-text-indent="false"/>
    </style:style>
    <style:style style:name="P31" style:family="paragraph" style:parent-style-name="Standard">
      <style:paragraph-properties fo:margin-left="1.6917in" fo:margin-right="0in" fo:text-indent="0in" style:auto-text-indent="false"/>
      <style:text-properties style:font-name="Calibri"/>
    </style:style>
    <style:style style:name="P32"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3" style:family="paragraph" style:parent-style-name="Position">
      <style:paragraph-properties fo:margin-top="0in" fo:margin-bottom="0.139in" loext:contextual-spacing="false"/>
      <style:text-properties style:font-name="Calibri1" fo:font-size="9pt" fo:language="en" fo:country="US" style:font-size-asian="9pt" style:font-name-complex="Calibri2" style:font-size-complex="9pt"/>
    </style:style>
    <style:style style:name="P34" style:family="paragraph" style:parent-style-name="Standard">
      <style:paragraph-properties fo:margin-top="0in" fo:margin-bottom="0.139in" loext:contextual-spacing="false"/>
      <style:text-properties style:font-name="Calibri1"/>
    </style:style>
    <style:style style:name="P35" style:family="paragraph" style:parent-style-name="Standard">
      <style:paragraph-properties fo:margin-left="1.9335in" fo:margin-right="0in" fo:text-indent="0in" style:auto-text-indent="false"/>
      <style:text-properties style:font-name="Calibri1" fo:font-size="9pt" style:font-size-asian="9pt"/>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P39"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2" style:family="paragraph" style:parent-style-name="Standard"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Standard" style:list-style-name="WWNum1">
      <style:paragraph-properties fo:margin-left="1.8752in" fo:margin-right="0in" fo:text-indent="-0.1835in" style:auto-text-indent="false"/>
      <style:text-properties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Standard" style:list-style-name="WWNum1">
      <style:paragraph-properties fo:margin-left="1.8752in" fo:margin-right="0in" fo:text-indent="-0.1835in" style:auto-text-indent="false"/>
    </style:style>
    <style:style style:name="P45" style:family="paragraph" style:parent-style-name="Standard">
      <style:paragraph-properties fo:margin-left="1.6736in" fo:margin-right="0in" fo:text-indent="-1.6736in" style:auto-text-indent="false">
        <style:tab-stops>
          <style:tab-stop style:position="1.6736in"/>
        </style:tab-stops>
      </style:paragraph-properties>
    </style:style>
    <style:style style:name="P46"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fo:color="#80808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6" style:family="text">
      <style:text-properties fo:font-variant="normal" fo:text-transform="none" fo:color="#80808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7"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8"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9"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1" style:family="text">
      <style:text-properties fo:text-transform="uppercase" style:use-window-font-color="true"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style:font-name="Calibri1" fo:font-size="9pt" fo:letter-spacing="0.0071in" fo:language="en" fo:country="US" fo:font-weight="normal" style:letter-kerning="false" style:font-name-asian="Calibri2" style:font-size-asian="9pt" style:language-asian="de" style:country-asian="DE" style:font-weight-asian="normal" style:font-name-complex="Calibri2" style:font-size-complex="9pt" style:language-complex="ar" style:country-complex="SA" style:font-weight-complex="normal"/>
    </style:style>
    <style:style style:name="T13" style:family="text">
      <style:text-properties style:use-window-font-color="true"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5" style:family="text">
      <style:text-properties style:use-window-font-color="true"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16" style:family="text">
      <style:text-properties style:use-window-font-color="true"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7" style:family="text">
      <style:text-properties style:use-window-font-color="true"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19" style:family="text">
      <style:text-properties style:use-window-font-color="true" style:font-name="Calibri1" fo:font-size="9pt" fo:language="en" fo:country="US" officeooo:rsid="0021f4b3" style:letter-kerning="false" style:font-name-asian="Calibri2" style:font-size-asian="9pt" style:language-asian="de" style:country-asian="DE" style:font-name-complex="Calibri2" style:font-size-complex="9pt" style:language-complex="ar" style:country-complex="SA"/>
    </style:style>
    <style:style style:name="T20" style:family="text">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fo:color="#0000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23" style:family="text">
      <style:text-properties fo:color="#0000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fo:color="#0000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fo:color="#0000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fo:color="#000000" style:text-line-through-style="none" style:text-line-through-type="none" style:font-name="Calibri1" fo:font-size="9pt" fo:language="de" fo:country="CH" style:text-underline-style="none" style:font-size-asian="9pt" style:font-name-complex="Calibri2" style:font-size-complex="9pt"/>
    </style:style>
    <style:style style:name="T27" style:family="text">
      <style:text-properties fo:color="#0000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28" style:family="text">
      <style:text-properties fo:color="#0000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29" style:family="text">
      <style:text-properties fo:color="#0000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0" style:family="text">
      <style:text-properties fo:color="#000000" style:text-line-through-style="none" style:text-line-through-type="none" style:font-name="Calibri1" fo:font-size="9pt" style:text-underline-style="none" style:font-size-asian="9pt" style:language-asian="en" style:country-asian="GB" style:font-name-complex="Calibri2" style:font-size-complex="9pt"/>
    </style:style>
    <style:style style:name="T3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32" style:family="text">
      <style:text-properties fo:color="#0000ff"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33"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4"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2" style:font-size-complex="9pt" style:language-complex="ar" style:country-complex="SA"/>
    </style:style>
    <style:style style:name="T35" style:family="text">
      <style:text-properties fo:font-size="9pt" fo:language="en" fo:country="US" fo:font-weight="normal" style:font-size-asian="9pt" style:font-weight-asian="normal" style:font-name-complex="Calibri2" style:font-size-complex="9pt" style:font-weight-complex="normal"/>
    </style:style>
    <style:style style:name="T36" style:family="text">
      <style:text-properties fo:font-size="9pt" fo:language="en" fo:country="US" style:font-size-asian="9pt" style:font-name-complex="Calibri2" style:font-size-complex="9pt"/>
    </style:style>
    <style:style style:name="T37" style:family="text">
      <style:text-properties fo:font-size="9pt" fo:language="en" fo:country="US" style:font-size-asian="9pt" style:language-asian="de" style:country-asian="DE" style:font-name-complex="Calibri2" style:font-size-complex="9pt"/>
    </style:style>
    <style:style style:name="T38" style:family="text">
      <style:text-properties fo:font-size="9pt" fo:language="en" fo:country="US" fo:font-weight="bold" style:font-size-asian="9pt" style:font-weight-asian="bold" style:font-name-complex="Calibri2" style:font-size-complex="9pt" style:font-weight-complex="bold"/>
    </style:style>
    <style:style style:name="T39" style:family="text">
      <style:text-properties fo:font-size="9pt" fo:language="en" fo:country="US" fo:font-style="italic" style:font-size-asian="9pt" style:font-style-asian="italic" style:font-name-complex="Calibri2" style:font-size-complex="9pt"/>
    </style:style>
    <style:style style:name="T40" style:family="text">
      <style:text-properties fo:font-size="9pt" fo:font-style="italic" style:font-size-asian="9pt" style:font-style-asian="italic"/>
    </style:style>
    <style:style style:name="T41" style:family="text">
      <style:text-properties fo:language="en" fo:country="US" fo:font-weight="normal" officeooo:rsid="001ac87a" style:font-weight-asian="normal" style:font-name-complex="Calibri2" style:font-weight-complex="normal"/>
    </style:style>
    <style:style style:name="T42" style:family="text">
      <style:text-properties fo:font-size="12pt" fo:language="pl" fo:country="PL" style:font-size-asian="12pt" style:font-name-complex="Calibri2" style:font-size-complex="12pt"/>
    </style:style>
    <style:style style:name="T43" style:family="text">
      <style:text-properties fo:font-size="12pt" fo:language="pl" fo:country="PL" fo:font-weight="normal" style:font-size-asian="12pt" style:font-weight-asian="normal" style:font-name-complex="Calibri2" style:font-size-complex="12pt" style:font-weight-complex="normal"/>
    </style:style>
    <style:style style:name="T44" style:family="text">
      <style:text-properties style:font-name="Calibri1"/>
    </style:style>
    <style:style style:name="T45" style:family="text">
      <style:text-properties style:font-name="Calibri1" fo:font-size="9pt" fo:language="en" fo:country="US" style:font-size-asian="9pt" style:font-name-complex="Calibri2" style:font-size-complex="9pt"/>
    </style:style>
    <style:style style:name="T46" style:family="text">
      <style:text-properties style:font-name="Calibri1" fo:font-size="9pt" fo:language="en" fo:country="US" style:font-size-asian="9pt" style:language-asian="de" style:country-asian="DE" style:font-name-complex="Calibri2" style:font-size-complex="9pt"/>
    </style:style>
    <style:style style:name="T47" style:family="text">
      <style:text-properties style:font-name="Calibri1" fo:font-size="9pt" fo:language="en" fo:country="US" officeooo:rsid="0021f4b3" style:font-size-asian="9pt" style:language-asian="de" style:country-asian="DE" style:font-name-complex="Calibri2" style:font-size-complex="9pt"/>
    </style:style>
    <style:style style:name="T48" style:family="text">
      <style:text-properties style:font-name="Calibri1" fo:font-size="9pt" fo:language="en" fo:country="US" style:font-name-asian="Calibri2" style:font-size-asian="9pt" style:font-name-complex="Calibri2" style:font-size-complex="9pt"/>
    </style:style>
    <style:style style:name="T49"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53" style:family="text">
      <style:text-properties style:font-name="Calibri1" fo:font-size="9pt" fo:language="en" fo:country="US" fo:font-weight="bold" style:font-size-asian="9pt" style:font-weight-asian="bold" style:font-name-complex="Calibri2" style:font-size-complex="9pt" style:font-weight-complex="bold"/>
    </style:style>
    <style:style style:name="T54" style:family="text">
      <style:text-properties style:font-name="Calibri1" fo:font-size="9pt" style:font-size-asian="9pt"/>
    </style:style>
    <style:style style:name="T55" style:family="text">
      <style:text-properties officeooo:rsid="0021f4b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text:p text:style-name="P36"><text:span text:style-name="T42">MAREK SAGAN </text:span><text:span text:style-name="T7">•</text:span><text:span text:style-name="T43"> </text:span><text:span text:style-name="T14">JAVA / ANGULAR DEVELOPER</text:span></text:p>
      <text:p text:style-name="P16"><text:span text:style-name="Internet_20_link"><text:span text:style-name="T22">Email (preferred) </text:span></text:span><text:span text:style-name="Internet_20_link"><text:span text:style-name="T23"><text:tab/></text:span></text:span><text:a xlink:type="simple" xlink:href="mailto:marek.sagan@protonmail.com" text:style-name="ListLabel_20_10" text:visited-style-name="ListLabel_20_10"><text:span text:style-name="Internet_20_link"><text:span text:style-name="T24">marek.sagan@protonmail.com</text:span></text:span></text:a></text:p>
      <text:p text:style-name="P16"><text:span text:style-name="Internet_20_link"><text:span text:style-name="T25">Phone</text:span></text:span><text:span text:style-name="Internet_20_link"><text:span text:style-name="T26"><text:tab/></text:span></text:span><text:a xlink:type="simple" xlink:href="tel:0048737878782" office:target-frame-name="_self" xlink:show="replace" text:style-name="ListLabel_20_11" text:visited-style-name="ListLabel_20_11"><text:span text:style-name="Internet_20_link"><text:span text:style-name="T27">0048737878782</text:span></text:span></text:a></text:p>
      <text:p text:style-name="P16"><text:span text:style-name="Internet_20_link"><text:span text:style-name="T13">Website</text:span></text:span><text:span text:style-name="Internet_20_link"><text:span text:style-name="T28"><text:tab/></text:span></text:span><text:a xlink:type="simple" xlink:href="https://mareksagan.github.io/" text:style-name="ListLabel_20_13" text:visited-style-name="ListLabel_20_13"><text:span text:style-name="Internet_20_link"><text:span text:style-name="T31">https://</text:span></text:span></text:a><text:a xlink:type="simple" xlink:href="https://mareksagan.github.io/" text:style-name="ListLabel_20_13" text:visited-style-name="ListLabel_20_13"><text:span text:style-name="Internet_20_link"><text:span text:style-name="T32">mareksagan.github.io</text:span></text:span></text:a></text:p>
      <text:p text:style-name="P16"><text:span text:style-name="Internet_20_link"><text:span text:style-name="T29">Address</text:span></text:span><text:span text:style-name="Internet_20_link"><text:span text:style-name="T27"><text:tab/></text:span></text:span><text:span text:style-name="Internet_20_link"><text:span text:style-name="T30">Sandomierska 18/3, 02-567 Warszawa, Poland, EU</text:span></text:span></text:p>
      <text:p text:style-name="P16"><text:span text:style-name="Internet_20_link"><text:span text:style-name="T13">Projects</text:span></text:span><text:span text:style-name="Internet_20_link"><text:span text:style-name="T28"><text:tab/></text:span></text:span><text:a xlink:type="simple" xlink:href="https://github.com/mareksagan" text:style-name="ListLabel_20_12" text:visited-style-name="ListLabel_20_12"><text:span text:style-name="Internet_20_link"><text:span text:style-name="T31">https://github.com/mareksagan</text:span></text:span></text:a></text:p>
      <text:p text:style-name="P17"><text:span text:style-name="T18">References</text:span><text:span text:style-name="T45"><text:tab/></text:span><text:a xlink:type="simple" xlink:href="https://www.linkedin.com/in/marek-sagan/" text:style-name="ListLabel_20_14" text:visited-style-name="ListLabel_20_14"><text:span text:style-name="Internet_20_link"><text:span text:style-name="T45">https://www.linkedin.com/in/marek-sagan/</text:span></text:span></text:a></text:p>
      <text:p text:style-name="P17"><text:bookmark-start text:name="__DdeLink__844_3281257707"/><text:span text:style-name="T46">Availability<text:tab/></text:span><text:bookmark-end text:name="__DdeLink__844_3281257707"/><text:span text:style-name="T19">2 weeks</text:span></text:p>
      <text:p text:style-name="P4"/>
      <text:p text:style-name="P6"><text:span text:style-name="T35">5</text:span><text:bookmark-start text:name="__DdeLink__211_1757511297"/><text:span text:style-name="T35"> years of hands on web development. Self driven, dedicated and problem solving software engineering professional. Passionate and creative about Object Oriented Programming software development. </text:span><text:bookmark-start text:name="__DdeLink__234_2460068194"/><text:span text:style-name="T35">Looking for </text:span><text:span text:style-name="T38">remote contract</text:span><text:bookmark-end text:name="__DdeLink__211_1757511297"/><text:span text:style-name="T38"> (s)</text:span><text:bookmark-end text:name="__DdeLink__234_2460068194"/></text:p>
      <text:p text:style-name="P5"/>
      <text:h text:style-name="P26" text:outline-level="1">SKILLS</text:h>
      <text:p text:style-name="P17"><text:span text:style-name="T45">Skills: </text:span><text:span text:style-name="T53">1-5</text:span><text:span text:style-name="T45"><text:tab/></text:span><text:bookmark-start text:name="__DdeLink__238_3183704933"/><text:span text:style-name="T51">ReactJS: </text:span><text:span text:style-name="T53">5</text:span><text:span text:style-name="T51">; Java, Spring Boot, Spring Framework, C#, .NET, LINQ, AngularJS, VueJS, Single Page Application / SPA, SCSS, Material Design, Scrum, Git, </text:span><text:span text:style-name="T52">Ansible,</text:span><text:span text:style-name="T51">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1">Ethereum</text:span><text:span text:style-name="T5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0">IText</text:span><text:span text:style-name="T51">, Elasticsearch, Negotiation Skills, Market Research, Search Engine Optimization / SEO, Wordpress, PHP, Jekyll, Integrity: </text:span><text:span text:style-name="T53">4</text:span><text:span text:style-name="T51">;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53">3</text:span><text:span text:style-name="T51">; JEE / J2EE, Eclipse, </text:span><text:span text:style-name="T20">Stellar</text:span><text:span text:style-name="T51">,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53">2</text:span><text:bookmark-end text:name="__DdeLink__238_3183704933"/></text:p>
      <text:p text:style-name="P20"><text:span text:style-name="T35">Certification<text:tab/>Sitecore </text:span><text:span text:style-name="T17">Developer Foundation, TestDaF</text:span></text:p>
      <text:p text:style-name="P25">Courses<text:tab/>PMI Agile Certified Practitioner / ACP, PMP PMI</text:p>
      <text:p text:style-name="P22">Organisations<text:tab/>StackOverflow (active member since 2016)</text:p>
      <text:p text:style-name="P21"><text:span text:style-name="T41">Charity<text:tab/></text:span><text:span text:style-name="T2">Helping to feed the stray cats living in the Mokotow District </text:span><text:span text:style-name="T3">of Warsaw </text:span><text:span text:style-name="T4">(Kot z Mokotowa)</text:span></text:p>
      <text:p text:style-name="P22">Awards<text:tab/>CodingGame Spring Challenge 2020 (bronze), GitHub Arctic Code Vault Contributor</text:p>
      <text:p text:style-name="P20"><text:span text:style-name="T36">Spoken languages<text:tab/>English (bilingual), German (proficient; </text:span><text:span text:style-name="T35">TestDaF certification), </text:span><text:span text:style-name="T36">Czech (proficient), Mandarin Chinese (proficient), </text:span><text:span text:style-name="T15">Hindi</text:span><text:span text:style-name="T36"> (elementary), Polish (native)</text:span></text:p>
      <text:p text:style-name="P5"/>
      <text:h text:style-name="P12" text:outline-level="1">PERSONAL DATA</text:h>
      <text:p text:style-name="P23">Born<text:tab/>28 April 1993 in Raciborz (Poland)</text:p>
      <text:p text:style-name="P20"><text:span text:style-name="T16">Citizenship</text:span><text:bookmark-start text:name="__DdeLink__844_32812577072"/><text:span text:style-name="T37"><text:tab/></text:span><text:bookmark-end text:name="__DdeLink__844_32812577072"/><text:span text:style-name="T37">Poland (European Union)</text:span></text:p>
      <text:p text:style-name="P20"><text:span text:style-name="T16">Interests</text:span><text:span text:style-name="T37"><text:tab/>Sports, health</text:span></text:p>
      <text:p text:style-name="P11"/>
      <text:h text:style-name="P27" text:outline-level="1">WORK EXPERIENCE</text:h>
      <text:p text:style-name="P10"><text:span text:style-name="Dates_20_Char"><text:span text:style-name="T48">05.2020 – NOW</text:span></text:span><text:span text:style-name="T49"><text:tab/></text:span><text:span text:style-name="Company_20_Char"><text:span text:style-name="T10">Orange Poland</text:span></text:span><text:span text:style-name="Company_20_Char"><text:span text:style-name="T48"> – </text:span></text:span><text:span text:style-name="Company_20_Char"><text:span text:style-name="T10">Warsaw</text:span></text:span><text:span text:style-name="Company_20_Char"><text:span text:style-name="T48">, </text:span></text:span><text:span text:style-name="Company_20_Char"><text:span text:style-name="T10">Poland</text:span></text:span></text:p>
      <text:p text:style-name="Position"><text:span text:style-name="T45"><text:tab/></text:span><text:span text:style-name="Company_20_Char"><text:span text:style-name="T5">Senior Software</text:span></text:span><text:span text:style-name="Company_20_Char"><text:span text:style-name="T8"> Engineer – </text:span></text:span><text:span text:style-name="Company_20_Char"><text:span text:style-name="T5">Contract</text:span></text:span></text:p>
      <text:list xml:id="list62704978" text:style-name="WWNum1">
        <text:list-item>
          <text:p text:style-name="P37">Developing new features of and tuning the firmware on embedded systems (Java 7, Google Web Toolkit / GWT, Apache Kafka, Apache Zookeeper)</text:p>
        </text:list-item>
        <text:list-item>
          <text:p text:style-name="P37"><text:soft-page-break/>Involved in IoT / Internet of Things development of home entertainment solutions</text:p>
        </text:list-item>
        <text:list-item>
          <text:p text:style-name="P37"><text:bookmark text:name="__DdeLink__255_2247917217"/>Conducting performance analysis and performance tuning</text:p>
        </text:list-item>
      </text:list>
      <text:p text:style-name="P9"><text:span text:style-name="Dates_20_Char"><text:span text:style-name="T44"/></text:span></text:p>
      <text:p text:style-name="P10"><text:span text:style-name="Dates_20_Char"><text:span text:style-name="T48">05.2020 – NOW</text:span></text:span><text:span text:style-name="T49"><text:tab/></text:span><text:span text:style-name="Company_20_Char"><text:span text:style-name="T10">MARIS</text:span></text:span><text:span text:style-name="Company_20_Char"><text:span text:style-name="T48"> – </text:span></text:span><text:span text:style-name="Company_20_Char"><text:span text:style-name="T10">Warsaw</text:span></text:span><text:span text:style-name="Company_20_Char"><text:span text:style-name="T48">, </text:span></text:span><text:span text:style-name="Company_20_Char"><text:span text:style-name="T10">Poland</text:span></text:span></text:p>
      <text:p text:style-name="Position"><text:span text:style-name="T45"><text:tab/></text:span><text:span text:style-name="Company_20_Char"><text:span text:style-name="T5">Chief Executive Officer </text:span></text:span><text:span text:style-name="Company_20_Char"><text:span text:style-name="T8">– </text:span></text:span><text:span text:style-name="Company_20_Char"><text:span text:style-name="T5">Full time</text:span></text:span></text:p>
      <text:list xml:id="list164053100060976" text:continue-numbering="true" text:style-name="WWNum1">
        <text:list-item>
          <text:p text:style-name="P38">Acting as the CEO of a software consulting business</text:p>
        </text:list-item>
        <text:list-item>
          <text:p text:style-name="P38">Expanding the company’s operations according to the business vision</text:p>
        </text:list-item>
        <text:list-item>
          <text:p text:style-name="P38">Developing and applying business / marketing and finance strategy for the company</text:p>
        </text:list-item>
      </text:list>
      <text:p text:style-name="P9"><text:span text:style-name="Dates_20_Char"><text:span text:style-name="T44"/></text:span></text:p>
      <text:p text:style-name="P10"><text:span text:style-name="Dates_20_Char"><text:span text:style-name="T48">12.2019 – 04.2020</text:span></text:span><text:span text:style-name="T49"><text:tab/></text:span><text:span text:style-name="Company_20_Char"><text:span text:style-name="T48">E.STRADIS GmbH – Augsburg, Germany</text:span></text:span></text:p>
      <text:p text:style-name="Position"><text:span text:style-name="T45"><text:tab/></text:span><text:span text:style-name="Company_20_Char"><text:span text:style-name="T6">Back End</text:span></text:span><text:span text:style-name="Company_20_Char"><text:span text:style-name="T8"> Engineer – Full-time</text:span></text:span></text:p>
      <text:list xml:id="list164051070735826"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consulting the solutions with the management / customer representatives from the finance sector</text:p>
        </text:list-item>
        <text:list-item>
          <text:p text:style-name="P37">Conducting performance analysis and performance tuning</text:p>
        </text:list-item>
        <text:list-item>
          <text:p text:style-name="P37">Writing and updating technical documentatio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44"/></text:span></text:p>
      <text:p text:style-name="P18"><text:span text:style-name="Dates_20_Char"><text:span text:style-name="T48">08.2019 – 12.2019</text:span></text:span><text:span text:style-name="T49"><text:tab/></text:span><text:span text:style-name="Company_20_Char"><text:span text:style-name="T48">DHL International GmbH – Prague, Czechia</text:span></text:span></text:p>
      <text:p text:style-name="Position"><text:span text:style-name="T45"><text:tab/>Senior </text:span><text:span text:style-name="Company_20_Char"><text:span text:style-name="T8">Software Engineer – Contract</text:span></text:span></text:p>
      <text:list xml:id="list164051136464342" text:continue-numbering="true" text:style-name="WWNum1">
        <text:list-item>
          <text:p text:style-name="P39">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9"><text:span text:style-name="Dates_20_Char"><text:span text:style-name="T44"/></text:span></text:p>
      <text:p text:style-name="P10"><text:span text:style-name="Dates_20_Char"><text:span text:style-name="T48">04.2019 – 08.2019</text:span></text:span><text:span text:style-name="T49"><text:tab/></text:span><text:span text:style-name="Company_20_Char"><text:span text:style-name="T48">Broadcom Inc. – Prague, Czechia</text:span></text:span></text:p>
      <text:p text:style-name="Position"><text:span text:style-name="T45"><text:tab/>Full Stack</text:span><text:span text:style-name="Company_20_Char"><text:span text:style-name="T8"> Developer – Contract</text:span></text:span></text:p>
      <text:list xml:id="list164051120736040" text:continue-numbering="true" text:style-name="WWNum1">
        <text:list-item>
          <text:p text:style-name="P44"><text:span text:style-name="T54">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span text:style-name="T44"/></text:span></text:p>
      <text:p text:style-name="P18"><text:span text:style-name="Dates_20_Char"><text:span text:style-name="T48">04.2018 – 04.2019</text:span></text:span><text:span text:style-name="T49"><text:tab/></text:span><text:span text:style-name="Company_20_Char"><text:span text:style-name="T48">A</text:span></text:span><text:span text:style-name="Company_20_Char"><text:span text:style-name="T10">maris</text:span></text:span><text:span text:style-name="Company_20_Char"><text:span text:style-name="T48"> C</text:span></text:span><text:span text:style-name="Company_20_Char"><text:span text:style-name="T10">onsulting</text:span></text:span><text:span text:style-name="Company_20_Char"><text:span text:style-name="T48"> – PRAGUE, CZECHIA</text:span></text:span></text:p>
      <text:p text:style-name="P28"><text:span text:style-name="Company_20_Char"><text:span text:style-name="T8">Consultant – Full-time</text:span></text:span></text:p>
      <text:list xml:id="list164052675222930" text:continue-numbering="true" text:style-name="WWNum1">
        <text:list-item>
          <text:p text:style-name="P41"><text:soft-page-break/>Developing a collaborative bidding platform (Java 11, Maven, Spring MVC, JUnit, Mockito, Hibernate / JPA, PostgreSQL, Angular 7, Protractor, NG-ZORRO, Node.js, Red Hat Enterprise Linux 7)</text:p>
        </text:list-item>
        <text:list-item>
          <text:p text:style-name="P41">Working on internal IT projects (ASP.NET MVC 5, jQuery, modular JS, xUnit.NET, Moq)</text:p>
        </text:list-item>
      </text:list>
      <text:p text:style-name="P19"><text:span text:style-name="Dates_20_Char"><text:span text:style-name="T44"/></text:span></text:p>
      <text:p text:style-name="P18"><text:span text:style-name="Dates_20_Char"><text:span text:style-name="T48">02.2019 – 04.2019</text:span></text:span><text:span text:style-name="T49"><text:tab/></text:span><text:span text:style-name="Company_20_Char"><text:span text:style-name="T48">Erste Group Bank AG – PRAGUE, CZECHIA</text:span></text:span></text:p>
      <text:p text:style-name="Position"><text:span text:style-name="T45"><text:tab/></text:span><text:span text:style-name="Company_20_Char"><text:span text:style-name="T5">Java Developer</text:span></text:span><text:span text:style-name="Company_20_Char"><text:span text:style-name="T8"> – Contract</text:span></text:span></text:p>
      <text:list xml:id="list164051122097284" text:continue-numbering="true" text:style-name="WWNum1">
        <text:list-item>
          <text:p text:style-name="P41">Developing an automation bot for detection of inactive user/trading accounts based on the business analysis (Java 8, Log4j, SLF4J, Oracle Linux 7, Maven)</text:p>
        </text:list-item>
      </text:list>
      <text:p text:style-name="P35"/>
      <text:p text:style-name="P18"><text:span text:style-name="Dates_20_Char"><text:span text:style-name="T48">12.2018 – 02.2019</text:span></text:span><text:span text:style-name="T49"><text:tab/></text:span><text:span text:style-name="Company_20_Char"><text:span text:style-name="T10">KBC Group N.V.</text:span></text:span><text:span text:style-name="Company_20_Char"><text:span text:style-name="T48"> – PRAGUE, CZECHIA</text:span></text:span></text:p>
      <text:p text:style-name="P30"><text:span text:style-name="Company_20_Char"><text:span text:style-name="T5">Java Developer</text:span></text:span><text:span text:style-name="Company_20_Char"><text:span text:style-name="T8"> – Contract</text:span></text:span></text:p>
      <text:list xml:id="list164052887117747" text:continue-numbering="true" text:style-name="WWNum1">
        <text:list-item>
          <text:p text:style-name="P41">Complex systems programming and solving technical issues of a forex trading reporting service (Java 8, Apache Commons IO / Codec / Lang, Log4j, SLF4J, Dom4J, Guava, Oracle Linux 7, Maven)</text:p>
        </text:list-item>
        <text:list-item>
          <text:p text:style-name="P41">Developing an automation script for parsing and processing imported banking clients data using banking specific frameworks (Python 2.7, Murex MX.3, Red Hat Enterprise Linux 7)</text:p>
        </text:list-item>
        <text:list-item>
          <text:p text:style-name="P39">Familiarity with financial engineering and trading systems</text:p>
        </text:list-item>
      </text:list>
      <text:p text:style-name="P31"><text:span text:style-name="Company_20_Char"><text:span text:style-name="T44"/></text:span></text:p>
      <text:p text:style-name="P18"><text:span text:style-name="Dates_20_Char"><text:span text:style-name="T48">11.2018 – 01.2019</text:span></text:span><text:span text:style-name="T49"><text:tab/></text:span><text:span text:style-name="Company_20_Char"><text:span text:style-name="T10">ICZ N.V.</text:span></text:span><text:span text:style-name="Company_20_Char"><text:span text:style-name="T48"> – PRAGUE, CZECHIA</text:span></text:span></text:p>
      <text:p text:style-name="P30"><text:span text:style-name="Company_20_Char"><text:span text:style-name="T5">Web Developer</text:span></text:span><text:span text:style-name="Company_20_Char"><text:span text:style-name="T8"> – </text:span></text:span><text:span text:style-name="Company_20_Char"><text:span text:style-name="T5">Contract</text:span></text:span></text:p>
      <text:list xml:id="list164052429780675" text:continue-numbering="true" text:style-name="WWNum1">
        <text:list-item>
          <text:p text:style-name="P41">Working on public sector websites including mobile applications and the API (ASP.NET MVC 5, WebForms, Web Services, WCF, jQuery, iTextSharp, Microsoft Team Foundation Server, Microsoft Azure, Microsoft SQL Server DB)</text:p>
        </text:list-item>
        <text:list-item>
          <text:p text:style-name="P39">Maintaining the production systems operations</text:p>
        </text:list-item>
      </text:list>
      <text:p text:style-name="P3"><text:span text:style-name="Dates_20_Char"><text:span text:style-name="T48"><text:tab/></text:span></text:span></text:p>
      <text:p text:style-name="P10"><text:span text:style-name="Dates_20_Char"><text:span text:style-name="T48">02.2018 – 03.2018</text:span></text:span><text:span text:style-name="T49"><text:tab/></text:span><text:span text:style-name="Company_20_Char"><text:span text:style-name="T10">Hewlett-Packard Enterprise</text:span></text:span><text:span text:style-name="Company_20_Char"><text:span text:style-name="T48"> – </text:span></text:span><text:span text:style-name="Company_20_Char"><text:span text:style-name="T10">Brno</text:span></text:span><text:span text:style-name="Company_20_Char"><text:span text:style-name="T48">, CZECHIA</text:span></text:span></text:p>
      <text:p text:style-name="P32"><text:span text:style-name="Company_20_Char"><text:span text:style-name="T5"><text:tab/>Dotnet Developer</text:span></text:span><text:span text:style-name="Company_20_Char"><text:span text:style-name="T8"> – Contract</text:span></text:span></text:p>
      <text:list xml:id="list164051405669871" text:continue-numbering="true" text:style-name="WWNum1">
        <text:list-item>
          <text:p text:style-name="P42">Improving the existing server hardware returns system</text:p>
        </text:list-item>
        <text:list-item>
          <text:p text:style-name="P42">Automating the script-generation process for the mentioned system</text:p>
        </text:list-item>
        <text:list-item>
          <text:p text:style-name="P42">Coding the report generation (SpreadsheetGear) mechanisms</text:p>
        </text:list-item>
        <text:list-item>
          <text:p text:style-name="P41">Developing new features (C#, TypeScript, Kendo UI, HTML5) for a sales-based reporting system</text:p>
        </text:list-item>
        <text:list-item>
          <text:p text:style-name="P42">Conducting maintenance of the TypeScript based end user interface features</text:p>
        </text:list-item>
      </text:list>
      <text:p text:style-name="P24"/>
      <text:p text:style-name="P10"><text:span text:style-name="Dates_20_Char"><text:span text:style-name="T48">01.2018 – 02.2018</text:span></text:span><text:span text:style-name="T49"><text:tab/></text:span><text:span text:style-name="Company_20_Char"><text:span text:style-name="T10">Thinkstep AG</text:span></text:span><text:span text:style-name="Company_20_Char"><text:span text:style-name="T48"> – </text:span></text:span><text:span text:style-name="Company_20_Char"><text:span text:style-name="T10">Brno</text:span></text:span><text:span text:style-name="Company_20_Char"><text:span text:style-name="T48">, CZECHIA</text:span></text:span></text:p>
      <text:p text:style-name="P32"><text:span text:style-name="Company_20_Char"><text:span text:style-name="T5"><text:tab/>C# Developer</text:span></text:span><text:span text:style-name="Company_20_Char"><text:span text:style-name="T8"> – Contract</text:span></text:span></text:p>
      <text:list xml:id="list164051382127257" text:continue-numbering="true" text:style-name="WWNum1">
        <text:list-item>
          <text:p text:style-name="P41">Using the master workers, strategy and similar design patterns to get rid of a performance bottleneck</text:p>
        </text:list-item>
        <text:list-item>
          <text:p text:style-name="P42">Working with the existing Silverlight and HTML5 based front ends</text:p>
        </text:list-item>
        <text:list-item>
          <text:p text:style-name="P41">Extending and troubleshooting the root cause of the problems of the existing web services (WCF and SOAP)</text:p>
        </text:list-item>
        <text:list-item>
          <text:p text:style-name="P42">Developing a new version of the project database (T-SQL)</text:p>
        </text:list-item>
      </text:list>
      <text:p text:style-name="P19"><text:span text:style-name="Dates_20_Char"><text:span text:style-name="T44"/></text:span></text:p>
      <text:p text:style-name="P18"><text:span text:style-name="Dates_20_Char"><text:span text:style-name="T48">12.2017 – 01.2018</text:span></text:span><text:span text:style-name="T49"><text:tab/></text:span><text:span text:style-name="Company_20_Char"><text:span text:style-name="T48">Volkswagen AG – </text:span></text:span><text:span text:style-name="Company_20_Char"><text:span text:style-name="T10">Brno</text:span></text:span><text:span text:style-name="Company_20_Char"><text:span text:style-name="T48">, CZECHIA</text:span></text:span></text:p>
      <text:p text:style-name="P29"><text:span text:style-name="Company_20_Char"><text:span text:style-name="T5">Dotnet Developer</text:span></text:span><text:span text:style-name="Company_20_Char"><text:span text:style-name="T8"> – Contract</text:span></text:span></text:p>
      <text:list xml:id="list164053164125384" text:continue-numbering="true" text:style-name="WWNum1">
        <text:list-item>
          <text:p text:style-name="P42">Implementation of smart helper tools (Windows Presentation Foundation) for an internal sales support system according to the Clean Code best practices and technical specification</text:p>
        </text:list-item>
        <text:list-item>
          <text:p text:style-name="P40">Added new features and refactoring the world wide sales support system (C#, TypeScript, Kendo UI, HTML5, CSS3)</text:p>
        </text:list-item>
        <text:list-item>
          <text:p text:style-name="P41">Developing a new flexible GitLab CI deployment script (MSBUILD, WinSCP &amp; Windows Batch)</text:p>
        </text:list-item>
        <text:list-item>
          <text:p text:style-name="P42">Developing new indexes and stored procedures for the project database (T-SQL)</text:p>
        </text:list-item>
      </text:list>
      <text:p text:style-name="P15"/>
      <text:p text:style-name="P3"><text:soft-page-break/><text:span text:style-name="Dates_20_Char"><text:span text:style-name="T48">03.2016 – 06.2018 </text:span></text:span><text:span text:style-name="T49"><text:tab/></text:span><text:span text:style-name="Company_20_Char"><text:span text:style-name="T48">Marketing Data Prediction – Warsaw, Poland</text:span></text:span></text:p>
      <text:p text:style-name="Position"><text:span text:style-name="T45"><text:tab/></text:span><text:span text:style-name="Company_20_Char"><text:span text:style-name="T8">Bachelor thesis</text:span></text:span></text:p>
      <text:list xml:id="list164052644697516" text:continue-numbering="true" text:style-name="WWNum1">
        <text:list-item>
          <text:p text:style-name="P43">Developing a competitive and user friendly marketing campaign supporting system with Artificial Intelligence capabilities</text:p>
        </text:list-item>
        <text:list-item>
          <text:p text:style-name="P41">Using the Random Forest and other Machine Learning algorithms and data structures as a basis (Accord.NET)</text:p>
        </text:list-item>
        <text:list-item>
          <text:p text:style-name="P41">Utilising the .NET Core technology for the back end development (ASP.NET Core 2, Web API 2)</text:p>
        </text:list-item>
        <text:list-item>
          <text:p text:style-name="P42">Developing the front end using ReactJS and Recharter</text:p>
        </text:list-item>
        <text:list-item>
          <text:p text:style-name="P42"><text:bookmark-start text:name="__DdeLink__4474_4229894912"/>Using the Entity Framework Core as the ORM<text:bookmark-end text:name="__DdeLink__4474_4229894912"/></text:p>
        </text:list-item>
      </text:list>
      <text:h text:style-name="P13" text:outline-level="1"/>
      <text:h text:style-name="P13" text:outline-level="1">EDUCATION</text:h>
      <text:p text:style-name="P8"><text:span text:style-name="Dates_20_Char"><text:span text:style-name="T12">07.2020</text:span></text:span><text:span text:style-name="T45"><text:tab/></text:span><text:span text:style-name="T11">Worldly Wisdom Ventures LLC</text:span></text:p>
      <text:p text:style-name="P14"><text:span text:style-name="T36"><text:tab/></text:span><text:span text:style-name="T34">The Personal</text:span><text:span text:style-name="T33"> MBA reading list coursework</text:span></text:p>
      <text:p text:style-name="P8"><text:span text:style-name="Dates_20_Char"><text:span text:style-name="T50">10.2014 – 09.2018</text:span></text:span><text:span text:style-name="T45"><text:tab/>Warsaw</text:span><text:span text:style-name="T11"> School of Computer Science</text:span></text:p>
      <text:p text:style-name="P33"><text:tab/>Computer Science (Internet Engineering), Bachelor of Science</text:p>
      <text:p text:style-name="P34"><text:span text:style-name="T39">Wyra</text:span><text:span text:style-name="T40">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10-25T16:40:50.699000000</dc:date>
    <meta:editing-cycles>213</meta:editing-cycles>
    <meta:editing-duration>P3DT11H25M49S</meta:editing-duration>
    <meta:generator>LibreOffice/6.3.3.2$Windows_X86_64 LibreOffice_project/a64200df03143b798afd1ec74a12ab50359878ed</meta:generator>
    <meta:document-statistic meta:table-count="0" meta:image-count="4" meta:object-count="0" meta:page-count="4" meta:paragraph-count="104" meta:word-count="1505" meta:character-count="10668" meta:non-whitespace-character-count="925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